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paragraph-rsid="0015e23d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548e0" officeooo:paragraph-rsid="001e97f6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327a1" officeooo:paragraph-rsid="00167b7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21b0ef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23747d" officeooo:paragraph-rsid="0023747d"/>
    </style:style>
    <style:style style:name="P7" style:family="paragraph" style:parent-style-name="Standard">
      <style:paragraph-properties fo:text-align="justify" style:justify-single-word="false"/>
      <style:text-properties fo:color="#2a6099" loext:opacity="100%" fo:font-weight="bold" officeooo:rsid="0023747d" officeooo:paragraph-rsid="0023747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2a6099" loext:opacity="100%" fo:font-weight="bold" officeooo:rsid="0022f901" officeooo:paragraph-rsid="00257d3a" fo:background-color="transparen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ff0000" loext:opacity="100%" fo:font-weight="normal" officeooo:rsid="001548e0" officeooo:paragraph-rsid="001e97f6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ff0000" loext:opacity="100%" fo:font-weight="normal" officeooo:rsid="001548e0" officeooo:paragraph-rsid="001e97f6" fo:background-color="#ffff0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ff0000" loext:opacity="100%" fo:font-weight="bold" officeooo:rsid="001548e0" officeooo:paragraph-rsid="001e97f6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a933" loext:opacity="100%" fo:font-weight="normal" officeooo:rsid="001548e0" officeooo:paragraph-rsid="001e97f6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rsid="00092d2f" officeooo:paragraph-rsid="0021b0ef"/>
    </style:style>
    <style:style style:name="P14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15e23d"/>
    </style:style>
    <style:style style:name="P15" style:family="paragraph" style:parent-style-name="Standard" style:list-style-name="WWNum1">
      <style:paragraph-properties fo:text-align="justify" style:justify-single-word="false" style:writing-mode="lr-tb"/>
      <style:text-properties officeooo:paragraph-rsid="0015e23d"/>
    </style:style>
    <style:style style:name="P16" style:family="paragraph" style:parent-style-name="Standard" style:list-style-name="WWNum1">
      <style:paragraph-properties fo:text-align="start" style:justify-single-word="false" style:writing-mode="lr-tb"/>
      <style:text-properties officeooo:paragraph-rsid="0015e23d"/>
    </style:style>
    <style:style style:name="P17" style:family="paragraph" style:parent-style-name="Standard" style:list-style-name="WWNum1">
      <style:paragraph-properties fo:text-align="start" style:justify-single-word="false" style:writing-mode="lr-tb"/>
      <style:text-properties officeooo:paragraph-rsid="0023630b"/>
    </style:style>
    <style:style style:name="P18" style:family="paragraph" style:parent-style-name="Standard" style:list-style-name="WWNum1">
      <style:paragraph-properties fo:text-align="start" style:justify-single-word="false" style:writing-mode="lr-tb"/>
      <style:text-properties officeooo:paragraph-rsid="002169c4"/>
    </style:style>
    <style:style style:name="P19" style:family="paragraph" style:parent-style-name="Standard" style:list-style-name="WWNum1">
      <style:paragraph-properties fo:text-align="start" style:justify-single-word="false" style:writing-mode="lr-tb"/>
      <style:text-properties fo:font-weight="bold" officeooo:paragraph-rsid="002169c4" style:font-weight-asian="bold" style:font-weight-complex="bold"/>
    </style:style>
    <style:style style:name="P20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327a1" officeooo:paragraph-rsid="002169c4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officeooo:rsid="00092d2f" officeooo:paragraph-rsid="0021b0ef"/>
    </style:style>
    <style:style style:name="P22" style:family="paragraph" style:parent-style-name="Standard">
      <style:paragraph-properties fo:text-align="justify" style:justify-single-word="false"/>
      <style:text-properties fo:color="#ff0000" loext:opacity="100%" fo:font-weight="bold" officeooo:rsid="00293c45" officeooo:paragraph-rsid="0027120d" fo:background-color="#ffff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747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5e23d" fo:background-color="#ffff00" loext:char-shading-value="0"/>
    </style:style>
    <style:style style:name="T7" style:family="text">
      <style:text-properties officeooo:rsid="002455e9" fo:background-color="#ffff00" loext:char-shading-value="0"/>
    </style:style>
    <style:style style:name="T8" style:family="text">
      <style:text-properties officeooo:rsid="0023630b" fo:background-color="#ffff00" loext:char-shading-value="0"/>
    </style:style>
    <style:style style:name="T9" style:family="text">
      <style:text-properties officeooo:rsid="002169c4"/>
    </style:style>
    <style:style style:name="T10" style:family="text">
      <style:text-properties officeooo:rsid="0015e23d"/>
    </style:style>
    <style:style style:name="T11" style:family="text">
      <style:text-properties officeooo:rsid="0023630b"/>
    </style:style>
    <style:style style:name="T12" style:family="text">
      <style:text-properties officeooo:rsid="0023747d"/>
    </style:style>
    <style:style style:name="T13" style:family="text">
      <style:text-properties officeooo:rsid="00241caf"/>
    </style:style>
    <style:style style:name="T14" style:family="text">
      <style:text-properties officeooo:rsid="002d03e5"/>
    </style:style>
    <style:style style:name="T15" style:family="text">
      <style:text-properties officeooo:rsid="002130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WEDEN</text:p>
      <text:p text:style-name="P4"/>
      <text:p text:style-name="P3"><text:s/><text:span text:style-name="T12">Karlsson</text:span><text:span text:style-name="T9"> </text:span>et al., <text:span text:style-name="T11">201</text:span><text:span text:style-name="T12">3</text:span>. PRJ<text:span text:style-name="T12">EB1786</text:span><text:span text:style-name="T1">:</text:span></text:p>
      <text:p text:style-name="P1"/>
      <text:list xml:id="list3789674230" text:style-name="WWNum1">
        <text:list-item>
          <text:p text:style-name="P14"><text:span text:style-name="T3">Reference</text:span>: Karlsson, F. H., Tremaroli, V., Nookaew, I., Bergström, G., Behre, C. J., Fagerberg, B., ... &amp; Bäckhed, F. (2013). Gut metagenome in European women with normal, impaired and diabetic glucose control. Nature, 498(7452), 99-103. <text:a xlink:type="simple" xlink:href="https://doi.org/10.1038/nature12198" text:style-name="Internet_20_link" text:visited-style-name="Visited_20_Internet_20_Link">https://doi.org/10.1038/nature12198</text:a></text:p>
          <text:p text:style-name="P15"/>
        </text:list-item>
        <text:list-item>
          <text:p text:style-name="P16"><text:span text:style-name="T3">Description</text:span>: </text:p>
          <text:list>
            <text:list-item>
              <text:p text:style-name="P16"><text:span text:style-name="T1">Tipo Dataset</text:span>: Poblacional.</text:p>
            </text:list-item>
            <text:list-item>
              <text:p text:style-name="P17"><text:span text:style-name="T1">Estado Individuos</text:span>: T2D / impaired glucose tolerance (IGT<text:span text:style-name="T12">)</text:span> / normal glucose tolerance <text:span text:style-name="T12">(NGT) == HEALTHY</text:span></text:p>
            </text:list-item>
            <text:list-item>
              <text:p text:style-name="P16"><text:span text:style-name="T1">Antes Filtros</text:span>:</text:p>
              <text:list>
                <text:list-item>
                  <text:p text:style-name="P16"><text:span text:style-name="T1">N.º Muestras=Nº Individuos</text:span>: Si (<text:span text:style-name="T12">145</text:span> muestras/<text:span text:style-name="T12">145</text:span> individuos).</text:p>
                </text:list-item>
                <text:list-item>
                  <text:p text:style-name="P16"><text:span text:style-name="T4">N.º FASTQs=N.º SampleAccessions</text:span>: Si (<text:span text:style-name="T12">145</text:span> PAIRED/ <text:span text:style-name="T12">145</text:span> SampleAccessions).</text:p>
                </text:list-item>
              </text:list>
            </text:list-item>
            <text:list-item>
              <text:p text:style-name="P19">Después Filtros <text:span text:style-name="T10">(</text:span><text:span text:style-name="T6">habría que filtrar</text:span><text:span text:style-name="T7"> </text:span><text:span text:style-name="T8">por Healthy)</text:span>:</text:p>
              <text:list>
                <text:list-item>
                  <text:p text:style-name="P18"><text:span text:style-name="T1">N.º Muestras=Nº Individuos</text:span>: Si (<text:span text:style-name="T12">43</text:span> muestras/<text:span text:style-name="T12">43</text:span> individuos).</text:p>
                </text:list-item>
                <text:list-item>
                  <text:p text:style-name="P18"><text:span text:style-name="T4">N.º FASTQs=N.º SampleAccessions</text:span><text:span text:style-name="T1">: Si (</text:span><text:span text:style-name="T2">43</text:span><text:span text:style-name="T1"> PAIRED/</text:span><text:span text:style-name="T2">43</text:span><text:span text:style-name="T1"> SampleAccessions).</text:span></text:p>
                </text:list-item>
              </text:list>
            </text:list-item>
            <text:list-item>
              <text:p text:style-name="P20">Particularidades Procesado: No. </text:p>
            </text:list-item>
          </text:list>
        </text:list-item>
      </text:list>
      <text:p text:style-name="P5"/>
      <text:p text:style-name="P6">Hay 4 individuos que no nacieron en Sweden pero que ahora viven allí desde hace bastantes años (indicado en la tabla Metadata_Final.xls). <text:span text:style-name="T13">Son las muestras con los siguientes sample_id: 73, 121, 128 y 129. </text:span></text:p>
      <text:p text:style-name="P13"/>
      <text:p text:style-name="P22"><text:span text:style-name="T14">NO</text:span> HABRÍA QUE JUNTAR LOS FASTQS.<text:span text:style-name="T15"> </text:span></text:p>
      <text:p text:style-name="P22"/>
      <text:p text:style-name="P13"/>
      <text:p text:style-name="P2"><text:span text:style-name="T5">Script CHECK</text:span>:</text:p>
      <text:p text:style-name="P2"/>
      <text:p text:style-name="P8">Run Stats Pre-filter:</text:p>
      <text:p text:style-name="P12"/>
      <text:p text:style-name="P9">1) Number of run_accessions: 145</text:p>
      <text:p text:style-name="P9">2) Appearances per scientific_name(tax_id):</text:p>
      <text:p text:style-name="P9"><text:s text:c="11"/>unique_values <text:s/>counts</text:p>
      <text:p text:style-name="P9">human metagenome(646099) <text:s text:c="4"/>145</text:p>
      <text:p text:style-name="P9">3) Appearances per instrument_model(instrument_platform):</text:p>
      <text:p text:style-name="P9"><text:s text:c="16"/>unique_values <text:s/>counts</text:p>
      <text:p text:style-name="P9">Illumina HiSeq 2000(ILLUMINA) <text:s text:c="4"/>145</text:p>
      <text:p text:style-name="P9">4) Appearances per library_layout:</text:p>
      <text:p text:style-name="P9">unique_values <text:s/>counts</text:p>
      <text:p text:style-name="P9"><text:s text:c="7"/>PAIRED <text:s text:c="4"/>145</text:p>
      <text:p text:style-name="P9">5) Appearances per library_strategy+library_source:</text:p>
      <text:p text:style-name="P9"><text:s text:c="2"/>unique_values <text:s/>counts</text:p>
      <text:p text:style-name="P10">WGS+METAGENOMIC <text:s text:c="4"/>145</text:p>
      <text:p text:style-name="P9"/>
      <text:p text:style-name="P8">Run Stats Post-filter:</text:p>
      <text:p text:style-name="P11"/>
      <text:p text:style-name="P9">1) Number of run_accessions: 43</text:p>
      <text:p text:style-name="P9">2) Appearances per scientific_name(tax_id):</text:p>
      <text:p text:style-name="P9"><text:s text:c="11"/>unique_values <text:s/>counts</text:p>
      <text:p text:style-name="P9">human metagenome(646099) <text:s text:c="5"/>43</text:p>
      <text:p text:style-name="P9"><text:soft-page-break/>3) Appearances per instrument_model(instrument_platform):</text:p>
      <text:p text:style-name="P9"><text:s text:c="16"/>unique_values <text:s/>counts</text:p>
      <text:p text:style-name="P9">Illumina HiSeq 2000(ILLUMINA) <text:s text:c="5"/>43</text:p>
      <text:p text:style-name="P9">4) Appearances per library_layout:</text:p>
      <text:p text:style-name="P9">unique_values <text:s/>counts</text:p>
      <text:p text:style-name="P9"><text:s text:c="7"/>PAIRED <text:s text:c="5"/>43</text:p>
      <text:p text:style-name="P9">5) Appearances per library_strategy+library_source:</text:p>
      <text:p text:style-name="P9"><text:s text:c="2"/>unique_values <text:s/>counts</text:p>
      <text:p text:style-name="P10">WGS+METAGENOMIC <text:s text:c="5"/>4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0:03:48.262176045</meta:creation-date>
    <meta:generator>LibreOffice/7.3.7.2$Linux_X86_64 LibreOffice_project/30$Build-2</meta:generator>
    <dc:date>2023-04-05T16:45:41.908835015</dc:date>
    <meta:editing-duration>PT9H9M24S</meta:editing-duration>
    <meta:editing-cycles>19</meta:editing-cycles>
    <meta:document-statistic meta:table-count="0" meta:image-count="0" meta:object-count="0" meta:page-count="2" meta:paragraph-count="45" meta:word-count="242" meta:character-count="1998" meta:non-whitespace-character-count="1691"/>
  </office:meta>
</office:document-meta>
</file>